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1D000002585BB158FBE74025A3.png" manifest:media-type="image/png"/>
  <manifest:file-entry manifest:full-path="Pictures/1000000000000113000000B758B0E48198E2D1E3.jpg" manifest:media-type="image/jpeg"/>
  <manifest:file-entry manifest:full-path="Pictures/100000000000046F00000354938AA8C800BEFFA1.jpg" manifest:media-type="image/jpeg"/>
  <manifest:file-entry manifest:full-path="Pictures/200000090000880800005A9AA302599F2D04E8B6.wmf" manifest:media-type="image/x-wmf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Title_20_and_20_Content-notes">
      <style:graphic-properties draw:fill-color="#ffffff" fo:min-height="12.572cm"/>
    </style:style>
    <style:style style:name="pr3" style:family="presentation" style:parent-style-name="Title_20_and_20_Content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4" draw:style-name="gr1" draw:text-style-name="P1" draw:layer="layout" svg:width="24.413cm" svg:height="16.269cm" svg:x="5.08cm" svg:y="1.536cm">
          <draw:image xlink:href="Pictures/200000090000880800005A9AA302599F2D04E8B6.wm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Picture 3" draw:style-name="gr1" draw:text-style-name="P1" draw:layer="layout" svg:width="12.203cm" svg:height="8.132cm" svg:x="2.285cm" svg:y="0.791cm">
          <draw:image xlink:href="Pictures/200000090000880800005A9AA302599F2D04E8B6.wmf" xlink:type="simple" xlink:show="embed" xlink:actuate="onLoad">
            <text:p/>
          </draw:image>
        </draw:frame>
        <draw:frame draw:name="Picture 4" draw:style-name="gr1" draw:text-style-name="P1" draw:layer="layout" svg:width="12.203cm" svg:height="8.132cm" svg:x="18.987cm" svg:y="0.791cm">
          <draw:image xlink:href="Pictures/200000090000880800005A9AA302599F2D04E8B6.wmf" xlink:type="simple" xlink:show="embed" xlink:actuate="onLoad">
            <text:p/>
          </draw:image>
        </draw:frame>
        <draw:frame draw:name="Picture 5" draw:style-name="gr1" draw:text-style-name="P1" draw:layer="layout" svg:width="12.203cm" svg:height="8.132cm" svg:x="2.285cm" svg:y="9.525cm">
          <draw:image xlink:href="Pictures/200000090000880800005A9AA302599F2D04E8B6.wmf" xlink:type="simple" xlink:show="embed" xlink:actuate="onLoad">
            <text:p/>
          </draw:image>
        </draw:frame>
        <draw:frame draw:name="Picture 6" draw:style-name="gr1" draw:text-style-name="P1" draw:layer="layout" svg:width="12.203cm" svg:height="8.757cm" svg:x="18.987cm" svg:y="9.208cm">
          <draw:image xlink:href="Pictures/100000000000046F00000354938AA8C800BEFFA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3" draw:text-style-name="P3" draw:layer="layout" svg:width="29.209cm" svg:height="3.681cm" svg:x="2.328cm" svg:y="1.014cm" presentation:class="title" presentation:placeholder="true" presentation:user-transformed="true">
          <draw:text-box/>
        </draw:frame>
        <draw:frame draw:name="Content Placeholder 2" presentation:style-name="pr4" draw:text-style-name="P4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Picture 3" draw:style-name="gr1" draw:text-style-name="P1" draw:layer="layout" svg:width="12.203cm" svg:height="8.132cm" svg:x="2.285cm" svg:y="0.791cm">
          <draw:image xlink:href="Pictures/200000090000880800005A9AA302599F2D04E8B6.wmf" xlink:type="simple" xlink:show="embed" xlink:actuate="onLoad">
            <text:p/>
          </draw:image>
        </draw:frame>
        <draw:frame draw:name="Picture 4" draw:style-name="gr1" draw:text-style-name="P1" draw:layer="layout" svg:width="12.203cm" svg:height="8.132cm" svg:x="18.987cm" svg:y="0.791cm">
          <draw:image xlink:href="Pictures/200000090000880800005A9AA302599F2D04E8B6.wmf" xlink:type="simple" xlink:show="embed" xlink:actuate="onLoad">
            <text:p/>
          </draw:image>
        </draw:frame>
        <draw:frame draw:name="Picture 6" draw:style-name="gr1" draw:text-style-name="P1" draw:layer="layout" svg:width="12.203cm" svg:height="8.757cm" svg:x="18.987cm" svg:y="9.208cm">
          <draw:image xlink:href="Pictures/100000000000046F00000354938AA8C800BEFFA1.jpg" xlink:type="simple" xlink:show="embed" xlink:actuate="onLoad">
            <text:p/>
          </draw:image>
        </draw:frame>
        <draw:frame draw:name="Picture 7" draw:style-name="gr1" draw:text-style-name="P1" draw:layer="layout" svg:width="12.203cm" svg:height="8.757cm" svg:x="2.285cm" svg:y="9.208cm">
          <draw:image xlink:href="Pictures/100000000000046F00000354938AA8C800BEFFA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Picture 3" draw:style-name="gr1" draw:text-style-name="P1" draw:layer="layout" svg:width="10.116cm" svg:height="7.363cm" svg:x="3.255cm" svg:y="2.161cm">
          <draw:image xlink:href="Pictures/1000000000000113000000B758B0E48198E2D1E3.jpg" xlink:type="simple" xlink:show="embed" xlink:actuate="onLoad">
            <text:p/>
          </draw:image>
        </draw:frame>
        <draw:frame draw:name="Picture 5" draw:style-name="gr1" draw:text-style-name="P1" draw:layer="layout" svg:width="8.686cm" svg:height="7.743cm" svg:x="18.714cm" svg:y="1.781cm">
          <draw:image xlink:href="Pictures/100000000000031D000002585BB158FBE74025A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1-08-24">8/24/21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1-08-24">8/24/21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Howard Huang</meta:initial-creator>
    <dc:creator>Howard Huang</dc:creator>
    <meta:editing-cycles>2</meta:editing-cycles>
    <meta:creation-date>2021-07-19T19:49:40</meta:creation-date>
    <dc:date>2021-08-13T05:41:48</dc:date>
    <meta:editing-duration>PT3M</meta:editing-duration>
    <meta:generator>LibreOffice/5.3.6.1$Linux_X86_64 LibreOffice_project/30$Build-1</meta:generator>
    <meta:document-statistic meta:object-count="5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